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bd73f" officeooo:paragraph-rsid="001bd73f"/>
    </style:style>
    <style:style style:name="P2" style:family="paragraph" style:parent-style-name="Standard">
      <style:text-properties officeooo:paragraph-rsid="001bd73f"/>
    </style:style>
    <style:style style:name="P3" style:family="paragraph" style:parent-style-name="Standard">
      <style:text-properties officeooo:rsid="001d2a0a" officeooo:paragraph-rsid="001d2a0a"/>
    </style:style>
    <style:style style:name="P4" style:family="paragraph" style:parent-style-name="Standard">
      <style:text-properties officeooo:paragraph-rsid="0021ae17"/>
    </style:style>
    <style:style style:name="P5" style:family="paragraph" style:parent-style-name="Standard">
      <style:text-properties officeooo:rsid="002f1026" officeooo:paragraph-rsid="002f1026"/>
    </style:style>
    <style:style style:name="P6" style:family="paragraph" style:parent-style-name="Standard">
      <style:text-properties officeooo:rsid="0028a126" officeooo:paragraph-rsid="0028a126"/>
    </style:style>
    <style:style style:name="P7" style:family="paragraph" style:parent-style-name="Standard">
      <style:text-properties officeooo:rsid="004a961d" officeooo:paragraph-rsid="004a961d"/>
    </style:style>
    <style:style style:name="P8" style:family="paragraph" style:parent-style-name="Standard">
      <style:text-properties officeooo:rsid="001d2a0a" officeooo:paragraph-rsid="0028a126"/>
    </style:style>
    <style:style style:name="P9" style:family="paragraph" style:parent-style-name="Standard">
      <style:text-properties officeooo:rsid="001d2a0a" officeooo:paragraph-rsid="003c696d"/>
    </style:style>
    <style:style style:name="P10" style:family="paragraph" style:parent-style-name="Standard">
      <style:text-properties officeooo:rsid="003c696d" officeooo:paragraph-rsid="003c696d"/>
    </style:style>
    <style:style style:name="P11" style:family="paragraph" style:parent-style-name="Standard">
      <style:text-properties officeooo:rsid="00261a74" officeooo:paragraph-rsid="00261a74"/>
    </style:style>
    <style:style style:name="P12" style:family="paragraph" style:parent-style-name="Standard">
      <style:text-properties officeooo:rsid="002e00fd" officeooo:paragraph-rsid="002e00fd"/>
    </style:style>
    <style:style style:name="P13" style:family="paragraph" style:parent-style-name="Standard">
      <style:text-properties officeooo:rsid="00223350" officeooo:paragraph-rsid="001d2a0a"/>
    </style:style>
    <style:style style:name="P14" style:family="paragraph" style:parent-style-name="Standard">
      <style:text-properties officeooo:rsid="0023c955" officeooo:paragraph-rsid="001d2a0a"/>
    </style:style>
    <style:style style:name="P15" style:family="paragraph" style:parent-style-name="Standard">
      <style:text-properties officeooo:rsid="0023c955" officeooo:paragraph-rsid="0023c955"/>
    </style:style>
    <style:style style:name="P16" style:family="paragraph" style:parent-style-name="Standard">
      <style:text-properties officeooo:rsid="00328a4c" officeooo:paragraph-rsid="00328a4c"/>
    </style:style>
    <style:style style:name="P17" style:family="paragraph" style:parent-style-name="Standard">
      <style:text-properties fo:font-weight="bold" officeooo:rsid="0035440f" officeooo:paragraph-rsid="00444b3c" style:font-weight-asian="bold" style:font-weight-complex="bold"/>
    </style:style>
    <style:style style:name="P18" style:family="paragraph" style:parent-style-name="Standard">
      <style:text-properties officeooo:rsid="0035440f" officeooo:paragraph-rsid="00444b3c"/>
    </style:style>
    <style:style style:name="P19" style:family="paragraph" style:parent-style-name="Standard">
      <style:text-properties officeooo:paragraph-rsid="00444b3c"/>
    </style:style>
    <style:style style:name="P20" style:family="paragraph" style:parent-style-name="Standard">
      <style:text-properties officeooo:rsid="0028a126" officeooo:paragraph-rsid="00444b3c"/>
    </style:style>
    <style:style style:name="P21" style:family="paragraph" style:parent-style-name="Standard">
      <style:text-properties officeooo:rsid="0034152c" officeooo:paragraph-rsid="0034152c"/>
    </style:style>
    <style:style style:name="P22" style:family="paragraph" style:parent-style-name="Standard">
      <style:text-properties officeooo:rsid="00444b3c" officeooo:paragraph-rsid="00444b3c"/>
    </style:style>
    <style:style style:name="P23" style:family="paragraph" style:parent-style-name="Standard">
      <style:text-properties fo:font-weight="bold" officeooo:rsid="0034152c" officeooo:paragraph-rsid="0034152c" style:font-weight-asian="bold" style:font-weight-complex="bold"/>
    </style:style>
    <style:style style:name="P24" style:family="paragraph" style:parent-style-name="Standard">
      <style:text-properties officeooo:paragraph-rsid="0035440f"/>
    </style:style>
    <style:style style:name="P25" style:family="paragraph" style:parent-style-name="Standard">
      <style:paragraph-properties fo:text-align="center" style:justify-single-word="false"/>
      <style:text-properties fo:font-size="21pt" fo:font-weight="bold" officeooo:rsid="0028a126" officeooo:paragraph-rsid="0028a126" style:font-size-asian="21pt" style:font-weight-asian="bold" style:font-size-complex="21pt" style:font-weight-complex="bold"/>
    </style:style>
    <style:style style:name="P26" style:family="paragraph" style:parent-style-name="Standard">
      <style:text-properties officeooo:rsid="0029c198" officeooo:paragraph-rsid="0029c198"/>
    </style:style>
    <style:style style:name="P27" style:family="paragraph" style:parent-style-name="Standard">
      <style:text-properties officeooo:rsid="002b9219" officeooo:paragraph-rsid="002b9219"/>
    </style:style>
    <style:style style:name="P28" style:family="paragraph" style:parent-style-name="Standard">
      <style:text-properties officeooo:rsid="003a72b4" officeooo:paragraph-rsid="003a72b4"/>
    </style:style>
    <style:style style:name="T1" style:family="text">
      <style:text-properties officeooo:rsid="001bd73f"/>
    </style:style>
    <style:style style:name="T2" style:family="text">
      <style:text-properties officeooo:rsid="00248764"/>
    </style:style>
    <style:style style:name="T3" style:family="text">
      <style:text-properties officeooo:rsid="00308c3f"/>
    </style:style>
    <style:style style:name="T4" style:family="text">
      <style:text-properties officeooo:rsid="00328a4c"/>
    </style:style>
    <style:style style:name="T5" style:family="text">
      <style:text-properties officeooo:rsid="00444b3c"/>
    </style:style>
    <style:style style:name="T6" style:family="text">
      <style:text-properties officeooo:rsid="001f21ab"/>
    </style:style>
    <style:style style:name="T7" style:family="text">
      <style:text-properties officeooo:rsid="0021ae17"/>
    </style:style>
    <style:style style:name="T8" style:family="text">
      <style:text-properties officeooo:rsid="0028a126"/>
    </style:style>
    <style:style style:name="T9" style:family="text">
      <style:text-properties officeooo:rsid="004a961d"/>
    </style:style>
    <style:style style:name="T10" style:family="text">
      <style:text-properties officeooo:rsid="00223350"/>
    </style:style>
    <style:style style:name="T11" style:family="text">
      <style:text-properties officeooo:rsid="003d5cdb"/>
    </style:style>
    <style:style style:name="T12" style:family="text">
      <style:text-properties officeooo:rsid="0041c6bc"/>
    </style:style>
    <style:style style:name="T13" style:family="text">
      <style:text-properties officeooo:rsid="002807eb"/>
    </style:style>
    <style:style style:name="T14" style:family="text">
      <style:text-properties officeooo:rsid="00404f02"/>
    </style:style>
    <style:style style:name="T15" style:family="text">
      <style:text-properties officeooo:rsid="003ce91f"/>
    </style:style>
    <style:style style:name="T16" style:family="text">
      <style:text-properties officeooo:rsid="004afc31"/>
    </style:style>
    <style:style style:name="T17" style:family="text">
      <style:text-properties officeooo:rsid="0041c7f7"/>
    </style:style>
    <style:style style:name="T18" style:family="text">
      <style:text-properties officeooo:rsid="0035440f"/>
    </style:style>
    <style:style style:name="T19" style:family="text">
      <style:text-properties officeooo:rsid="00389cdb"/>
    </style:style>
    <style:style style:name="T20" style:family="text">
      <style:text-properties officeooo:rsid="003e6be3"/>
    </style:style>
    <style:style style:name="T21" style:family="text">
      <style:text-properties officeooo:rsid="00471849"/>
    </style:style>
    <style:style style:name="T22" style:family="text">
      <style:text-properties officeooo:rsid="004315d4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23c955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48a8a7"/>
    </style:style>
    <style:style style:name="T27" style:family="text">
      <style:text-properties officeooo:rsid="0029c198"/>
    </style:style>
    <style:style style:name="T28" style:family="text">
      <style:text-properties officeooo:rsid="004c88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Устанавливаем NFC для ELK в Кубере - ELK и ELK_Config</text:p>
      <text:p text:style-name="P1">2. ВРЕМЕННО удаляем из elk.yaml строку :</text:p>
      <text:p text:style-name="P1"/>
      <text:p text:style-name="P1"><text:s text:c="6"/>- mountPath: /usr/share/elasticsearch/config</text:p>
      <text:p text:style-name="P1"><text:s text:c="8"/>name: myconf</text:p>
      <text:p text:style-name="P1"/>
      <text:p text:style-name="P1">3. Устанавливаем Elastic из elk.yaml</text:p>
      <text:p text:style-name="P1">4. Копируем содержимое папки /usr/share/elasticsearch/config в ELK_Config</text:p>
      <text:p text:style-name="P2"><text:span text:style-name="T1">5. Копируем в папку с NFC ELK_Config файл </text:span>elasticsearch.yml <text:span text:style-name="T1">из </text:span><text:span text:style-name="T2">Auction/Elastic_Config</text:span></text:p>
      <text:p text:style-name="P1">6. Воз<text:span text:style-name="T3">в</text:span>ращаем в elk.yaml конфиг ранее удаленные строки для активации маунта конфига</text:p>
      <text:p text:style-name="P1">7. Перезапускаем контейнер ELK</text:p>
      <text:p text:style-name="P3">8. В контейнере ELK создаем сертификаты:</text:p>
      <text:p text:style-name="P3"/>
      <text:p text:style-name="P3">- из /usr/share/elasticsearch запускаем, при создании сертификата — <text:span text:style-name="T4">добавляем пароль, везде один, например — тот же «</text:span><text:span text:style-name="T5">elastic»</text:span>:</text:p>
      <text:p text:style-name="P3"/>
      <text:p text:style-name="P3">./bin/elasticsearch-certutil ca</text:p>
      <text:p text:style-name="P3">./bin/elasticsearch-certutil cert --ca elastic-stack-ca.p12</text:p>
      <text:p text:style-name="P3"/>
      <text:p text:style-name="P4">- <text:span text:style-name="T6">скопировать получивши</text:span><text:span text:style-name="T7">еся</text:span><text:span text:style-name="T6"> файл</text:span><text:span text:style-name="T7">ы</text:span><text:span text:style-name="T6"> elastic-certificates.p12, elastic-stack-ca.p12 в папку config</text:span></text:p>
      <text:p text:style-name="P4"/>
      <text:p text:style-name="P5">cp elastic-certificates.p12 ./config/</text:p>
      <text:p text:style-name="P5">cp elastic-stack-ca.p12 ./config/</text:p>
      <text:p text:style-name="P4"/>
      <text:p text:style-name="P4">- <text:span text:style-name="T8">получаем ip, вводим команду:</text:span></text:p>
      <text:p text:style-name="P4"/>
      <text:p text:style-name="P6">kubectl describe <text:span text:style-name="T9">service elastic-service</text:span> elastic</text:p>
      <text:p text:style-name="P6"/>
      <text:p text:style-name="P7">или для пода докера — смотрим свойства пода, внизу, где сеть.</text:p>
      <text:p text:style-name="P6"/>
      <text:p text:style-name="P7">Важно!</text:p>
      <text:p text:style-name="P7">У подов Кубера типа StatefulSet — IP не изменяется при перезапуска контейнера или удаления контейнера (через UI), он изменяется только если мы пересоздаем контейнер командами kubectl</text:p>
      <text:p text:style-name="P7">Для подов докера — IP также создается при остановке и перезапуске контейнера. НО! IP меняется, если удалить под и командами UI, и командами докера.</text:p>
      <text:p text:style-name="P7"/>
      <text:p text:style-name="P3"/>
      <text:p text:style-name="P3">./bin/elasticsearch-certutil http</text:p>
      <text:p text:style-name="P3"/>
      <text:p text:style-name="P3">- <text:span text:style-name="T7">generate CSR — n</text:span></text:p>
      <text:p text:style-name="P3">- <text:span text:style-name="T7">use exist CA — y</text:span></text:p>
      <text:p text:style-name="P3">- <text:span text:style-name="T7">указать путь - /usr/share/elasticsearch/config/elastic-stack-ca.p12</text:span></text:p>
      <text:p text:style-name="P3">- <text:span text:style-name="T10">пустой пароль</text:span></text:p>
      <text:p text:style-name="P3">- <text:span text:style-name="T10">без изменений — 5 лет</text:span></text:p>
      <text:p text:style-name="P3">- <text:span text:style-name="T10">сертификат для ноды — y</text:span></text:p>
      <text:p text:style-name="P3">- <text:span text:style-name="T9">наименование — любое</text:span></text:p>
      <text:p text:style-name="P8">- <text:span text:style-name="T8">для</text:span><text:span text:style-name="T10"> </text:span><text:span text:style-name="T11">node</text:span><text:span text:style-name="T10"> — </text:span><text:span text:style-name="T8">указываем — elastic-service </text:span><text:span text:style-name="T9">(для Кубера) или localhost (для докера)</text:span></text:p>
      <text:p text:style-name="P8">- <text:span text:style-name="T5">для host — указываем - *</text:span></text:p>
      <text:p text:style-name="P9"><text:span text:style-name="T10">- <text:s/>для IP адреса — </text:span><text:span text:style-name="T8">указываем:</text:span></text:p>
      <text:p text:style-name="P10">статический IP-адрес сервиса elastic-service <text:span text:style-name="T9">(для Кубера) или IP пода (для докера)</text:span></text:p>
      <text:p text:style-name="P9"/>
      <text:p text:style-name="P3"><text:soft-page-break/>- <text:span text:style-name="T10">сделать еще один сертификат — n</text:span></text:p>
      <text:p text:style-name="P3"/>
      <text:p text:style-name="P11">распаковать сгенерированный файл elasticsearch-ssl-http.zip командой <text:span text:style-name="T8">(в контейнере)</text:span>:</text:p>
      <text:p text:style-name="P11"/>
      <text:p text:style-name="P11">unzip elasticsearch-ssl-http.zip</text:p>
      <text:p text:style-name="P11"/>
      <text:p text:style-name="P11">будет созданы 2 папки:</text:p>
      <text:p text:style-name="P11">- elasticsearch</text:p>
      <text:p text:style-name="P11">- kibana</text:p>
      <text:p text:style-name="P3"/>
      <text:p text:style-name="P3">- <text:span text:style-name="T12">переместить</text:span><text:span text:style-name="T10"> получившийся файл http.p12 </text:span><text:span text:style-name="T13">из папки elasticsearch</text:span><text:span text:style-name="T10"> в папку config/</text:span><text:span text:style-name="T14">certs</text:span><text:span text:style-name="T10">:</text:span></text:p>
      <text:p text:style-name="P3"/>
      <text:p text:style-name="P12">cp ./elasticsearch/http.p12 ./config/<text:span text:style-name="T15">certs</text:span></text:p>
      <text:p text:style-name="P3"/>
      <text:p text:style-name="P3">- <text:span text:style-name="T10">получить FingerPrint командой </text:span><text:span text:style-name="T8">(в консоли)</text:span><text:span text:style-name="T10">:</text:span></text:p>
      <text:p text:style-name="P3"/>
      <text:p text:style-name="P13">openssl x509 -fingerprint -sha256 -in /<text:span text:style-name="T5">home/alex</text:span>/data/ELK_Conf/<text:span text:style-name="T5">certs/</text:span>http.p12<text:line-break/><text:line-break/><text:span text:style-name="T16">Запомнить, <text:s/>п</text:span><text:span text:style-name="T12">отом вставить в Vault для </text:span><text:span text:style-name="T17">использования в проекте Аукциона </text:span><text:span text:style-name="T5">(для Кубера)</text:span></text:p>
      <text:p text:style-name="P14"/>
      <text:p text:style-name="P15"/>
      <text:p text:style-name="P16">Выполнить команд<text:span text:style-name="T5">у</text:span> (в контейнере), <text:span text:style-name="T16">для сохранения пароля при загрузке сервисов</text:span>:</text:p>
      <text:p text:style-name="P16"/>
      <text:p text:style-name="P16">./bin/elasticsearch-keystore add xpack.security.http.ssl.keystore.secure_password</text:p>
      <text:p text:style-name="P16"/>
      <text:p text:style-name="P17">Обновляем http.p12 сертификат</text:p>
      <text:p text:style-name="P18"/>
      <text:p text:style-name="P19"><text:span text:style-name="T18">Устанавливаем java-окружение (см. текст в Docs/Docker/</text:span>Запуск пода в Кубере под Root<text:span text:style-name="T18">), </text:span><text:span text:style-name="T19">это чтобы установить утилиту keytool для операций с keystore.</text:span></text:p>
      <text:p text:style-name="P18"/>
      <text:p text:style-name="P18">Выполняем команду (в контейнере):</text:p>
      <text:p text:style-name="P18">keytool -importkeystore -destkeystore ./config/<text:span text:style-name="T20">certs/</text:span>http.p12 <text:s/>-srckeystore ./config/elastic-stack-ca.p12 -srcstoretype PKCS12</text:p>
      <text:p text:style-name="P18"/>
      <text:p text:style-name="P18">Соглашаемся на замену <text:span text:style-name="T21">одного или </text:span>обоих сертификатов.</text:p>
      <text:p text:style-name="P18">Проверяем, оба сертификата должны быть НЕ trusted, а PrivateKeyEntry:</text:p>
      <text:p text:style-name="P18">keytool -keystore ./config/<text:span text:style-name="T22">certs/</text:span>http.p12 -list</text:p>
      <text:p text:style-name="P18"/>
      <text:p text:style-name="P18">Результат:</text:p>
      <text:p text:style-name="P18"/>
      <text:p text:style-name="P18">Keystore type: PKCS12</text:p>
      <text:p text:style-name="P18">Keystore provider: SUN</text:p>
      <text:p text:style-name="P18"/>
      <text:p text:style-name="P18">Your keystore contains 2 entries</text:p>
      <text:p text:style-name="P18"/>
      <text:p text:style-name="P18">ca, Aug 28, 2024, <text:span text:style-name="T23">PrivateKeyEntry</text:span>, </text:p>
      <text:p text:style-name="P18">Certificate fingerprint (SHA-256): 00:10:6E:2E:8E:9C:86:52:76:AB:95:85:F3:B9:01:30:A4:27:B4:5B:0B:FF:D5:66:8B:60:98:2C:88:6D:F7:79</text:p>
      <text:p text:style-name="P18">http, Aug 28, 2024, <text:span text:style-name="T23">PrivateKeyEntry</text:span>, </text:p>
      <text:p text:style-name="P18"><text:soft-page-break/>Certificate fingerprint (SHA-256): B4:71:FF:29:37:68:46:BA:91:5C:F1:71:31:40:21:96:E5:09:3A:D7:7F:1D:30:6A:E4:C4:AF:6E:79:2E:7C:4D</text:p>
      <text:p text:style-name="P18"/>
      <text:p text:style-name="P18">Если так — генерируем токен для Kibana <text:span text:style-name="T8"><text:s/>(в контейнере):</text:span></text:p>
      <text:p text:style-name="P20"/>
      <text:p text:style-name="P20">elasticsearch-create-enrollment-token -s kibana</text:p>
      <text:p text:style-name="P20"/>
      <text:p text:style-name="P20">Полученный токен запомнить.</text:p>
      <text:p text:style-name="P20"/>
      <text:p text:style-name="P19"><text:span text:style-name="T8">После этого будет работать https для разверн</text:span><text:span text:style-name="T24">утого в Кубере пода с эластиком</text:span></text:p>
      <text:p text:style-name="P16"/>
      <text:p text:style-name="P21">Перезапустить контейнер.</text:p>
      <text:p text:style-name="P22"><text:span text:style-name="T25">ВАЖНО!!! Не удалить контейнер</text:span> из Кубера командой — kubectl delete statefulset elastic, а именно удалить кнопкой GUI из Кубера, чтобы контейнер перезапустился.</text:p>
      <text:p text:style-name="P22">Тогда сохранится присвоенный IP, иначе IP изменится и все сертификаты станут недействительными.</text:p>
      <text:p text:style-name="P21"/>
      <text:p text:style-name="P23">Должен запуститься, если нет — что-то напутали, вычищаем конфиги и с начала</text:p>
      <text:p text:style-name="P21"/>
      <text:p text:style-name="P21"/>
      <text:p text:style-name="P24"/>
      <text:p text:style-name="P15"/>
      <text:p text:style-name="P15">Важно!</text:p>
      <text:p text:style-name="P15">Если первоначально для переиндексации содержимого выскакивает ошибка — сделать тестовую новую запись в аукционе, произойдет первоначальная инициализация БД Elastic, потом удаляем эту тестовую запись и производим переиндексацию БД Elastic.</text:p>
      <text:p text:style-name="P13"/>
      <text:p text:style-name="P13"/>
      <text:p text:style-name="P13"/>
      <text:p text:style-name="P25">Подключение Kibana</text:p>
      <text:p text:style-name="P6"/>
      <text:p text:style-name="P26">В папке <text:span text:style-name="T8">Kibana_Conf </text:span>создаем файл конфигурации — kibana.yml, в нем <text:span text:style-name="T26">создаем </text:span>это:</text:p>
      <text:p text:style-name="P26"/>
      <text:p text:style-name="P26">server.host: 0.0.0.0</text:p>
      <text:p text:style-name="P26">server.shutdownTimeout: 5s</text:p>
      <text:p text:style-name="P26"/>
      <text:p text:style-name="P26">Разворачиваем контейнер kibana из /home/alex/Docs/Docker/Scripts/ELK/kibana.yaml</text:p>
      <text:p text:style-name="P26"/>
      <text:p text:style-name="P26">Kibana должна запуститья, выдать в логе ссылку для начала конфигурирования</text:p>
      <text:p text:style-name="P26">Открываем <text:s/>- <text:a xlink:type="simple" xlink:href="http://localhost:30435/" text:style-name="Internet_20_link" text:visited-style-name="Visited_20_Internet_20_Link">http://localhost:30435/</text:a></text:p>
      <text:p text:style-name="P26"/>
      <text:p text:style-name="P26">Будет окно для ввода токена, вводим токен.</text:p>
      <text:p text:style-name="P26"/>
      <text:p text:style-name="P27"><text:span text:style-name="T16">Если вводили URL без кода доступа, будет </text:span>запрос дополнительного кода подтверждения, он в логах Kibana.</text:p>
      <text:p text:style-name="P27"/>
      <text:p text:style-name="P27">Вводим код, <text:span text:style-name="T27"><text:s/></text:span>вводим логин <text:span text:style-name="T27">и пароль эластика — elastic:elastic</text:span></text:p>
      <text:p text:style-name="P27"/>
      <text:p text:style-name="P26">Должна пройти конфигурация и все заработать.</text:p>
      <text:p text:style-name="P26"/>
      <text:p text:style-name="P26"/>
      <text:p text:style-name="P28"><text:soft-page-break/>В конце правим конфигурацию Kibana — нужно <text:span text:style-name="T26">опять </text:span>заменить IP на наименование сервиса</text:p>
      <text:p text:style-name="P28">Открываем /<text:span text:style-name="T26">home/alex</text:span>/data/Kibana_Conf/kibana.yml, в этом файле заменяем упоминания IP по порту 9200 на <text:span text:style-name="T28">IP сервиса</text:span> elastic-service <text:span text:style-name="T28">(для Кубера) или IP пода эластика в докере (для докера)</text:span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0:05:37.432337069</meta:creation-date>
    <dc:date>2025-01-17T22:18:10.216933379</dc:date>
    <meta:editing-duration>PT13H6M11S</meta:editing-duration>
    <meta:editing-cycles>41</meta:editing-cycles>
    <meta:generator>LibreOffice/24.8.4.2$Linux_X86_64 LibreOffice_project/480$Build-2</meta:generator>
    <meta:document-statistic meta:table-count="0" meta:image-count="0" meta:object-count="0" meta:page-count="4" meta:paragraph-count="84" meta:word-count="607" meta:character-count="5064" meta:non-whitespace-character-count="4497"/>
  </office:meta>
</office:document-meta>
</file>